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tandard">
      <style:text-properties fo:language="cs" fo:country="CZ" loext:padding="0cm" loext:border="non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>
      <style:text-properties officeooo:paragraph-rsid="001ce7c6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break-before="page"/>
      <style:text-properties fo:language="cs" fo:country="CZ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cs" fo:country="CZ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cs" fo:country="CZ" officeooo:paragraph-rsid="001b4d95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T1" style:family="text">
      <style:text-properties fo:language="cs" fo:country="CZ"/>
    </style:style>
    <style:style style:name="T2" style:family="text">
      <style:text-properties fo:language="cs" fo:country="CZ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officeooo:rsid="001ce7c6"/>
    </style:style>
    <style:style style:name="T5" style:family="text">
      <style:text-properties fo:font-variant="normal" fo:text-transform="none" fo:color="#000099" style:font-name="Helvetica" fo:font-size="10.5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ce7c6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Sémantické verzování</text:p>
      <text:p text:style-name="Text_20_body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Martin Vintr, 3.IT 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">Obsah</text:p>
          </text:index-title>
          <text:p text:style-name="P2"><text:a xlink:type="simple" xlink:href="#__RefHeading___Toc584_4127000390" text:style-name="Index_20_Link" text:visited-style-name="Index_20_Link">Sémantické verzování - základy<text:tab/>3</text:a></text:p>
          <text:p text:style-name="P2"><text:a xlink:type="simple" xlink:href="#__RefHeading___Toc586_4127000390" text:style-name="Index_20_Link" text:visited-style-name="Index_20_Link">Specifikace Sémantického verzování (SemVer)<text:tab/>3</text:a></text:p>
          <text:p text:style-name="P2"><text:a xlink:type="simple" xlink:href="#__RefHeading___Toc588_4127000390" text:style-name="Index_20_Link" text:visited-style-name="Index_20_Link">Proč používat Sémantické verzování?<text:tab/>4</text:a></text:p>
          <text:p text:style-name="P1"><text:a xlink:type="simple" xlink:href="#__RefHeading___Toc590_4127000390" text:style-name="Index_20_Link" text:visited-style-name="Index_20_Link">Bibliografie<text:tab/>5</text:a></text:p>
        </text:index-body>
      </text:table-of-content>
      <text:p text:style-name="Standard"/>
      <text:p text:style-name="P4"/>
      <text:p text:style-name="P10"/>
      <text:h text:style-name="Heading_20_2" text:outline-level="2"><text:bookmark-start text:name="__RefHeading___Toc584_4127000390"/>Sémantické verzování - základy<text:bookmark-end text:name="__RefHeading___Toc584_4127000390"/></text:h>
      <text:p text:style-name="Standard">Číslo verzí zapisujeme ve formátu MAJOR.MINOR.PATCH. Navyšování jednotlivých čísel verzí probíhá následovně:</text:p>
      <text:list xml:id="list2353571145" text:style-name="L1">
        <text:list-header>
          <text:p text:style-name="P5">MAJOR – když nastala změna, která není zpětně kompatibilní s ostatními (API) </text:p>
        </text:list-header>
      </text:list>
      <text:list xml:id="list3301950727" text:style-name="L2">
        <text:list-header>
          <text:p text:style-name="P6">MINOR – když se přidá funkcionalita se zachováním zpětné kompatibility </text:p>
        </text:list-header>
      </text:list>
      <text:list xml:id="list218078741" text:style-name="L3">
        <text:list-header>
          <text:p text:style-name="P7">PATCH – když se opravila chyba a zůstala kompatibilita </text:p>
        </text:list-header>
      </text:list>
      <text:p text:style-name="Standard">Pomocí předběžných verzí a přidáváním metadat je možné upřesnit informace. Např.: 1.0.0-alfa, 1.0.1-beta+2</text:p>
      <text:h text:style-name="Heading_20_2" text:outline-level="2"><text:bookmark-start text:name="__RefHeading___Toc586_4127000390"/>Specifikace Sémantického verzování (SemVer)<text:bookmark-end text:name="__RefHeading___Toc586_4127000390"/></text:h>
      <text:p text:style-name="Standard"/>
      <text:p text:style-name="P11">Software používající Sémantické verzování, MUSÍ mít nadefinované API, buďto přímo ve zdrojovém kódu a nebo v externí dokumentaci. V obou případech to musí být hlavně přesné a komplexní. </text:p>
      <text:p text:style-name="P11"/>
      <text:p text:style-name="P11">Číslo verzí MUSÍ být ve formátu X, Y, Z. Jedná se o celá nezáporná čísla, přičemž X se NESMÍ rovnat hodnotě nula. Může se rovnat nule jen v případě, kdy se jedná o počáteční vývoj. X je číslo MAJOR verze, Y je číslem MINOR verze a Z je číslem PATCH verze, přičemž každé číslo má svoji hodnotu a navyšují se zvlášť a standardně, např.1.9.0 =&gt; 1.10.0 =&gt; 1.11.0.</text:p>
      <text:p text:style-name="P11"/>
      <text:p text:style-name="P11">Jakmile se vydá očíslovaná verze programu, NESMÍ se měnit a každá další úprava nebo oprava je vydána pod novou verzí.</text:p>
      <text:p text:style-name="P11">MAJOR verze s hodnotou 0 (0.y.z.) je určena pro počáteční vývoj. Cokoliv se může změnit a API v tomto formátu by NEMĚLO být považováno za stabilní.</text:p>
      <text:p text:style-name="P11"/>
      <text:p text:style-name="P11">Verze 1.0.0 definuje veřejně vydané API. Způsob, jakým se dále navyšuje číslo verze je ovlivněné tímto API a jeho změnami.</text:p>
      <text:p text:style-name="P11"/>
      <text:p text:style-name="P12">Číslo PATCH (Z) MUSÍ být navýšené jenom pokud byly implentované zpětně kompatibilní opravy chyb. Oprava chyb je definována jako interní změna opravující nežádoucí chování programu.</text:p>
      <text:p text:style-name="P12"/>
      <text:p text:style-name="P11">Číslo MINOR (Y) MUSÍ být zvýšené, když byla do API přidána nová, zpětně kompatibilní funkcionalita nebo pokud byla jakákoliv funkcionalita odebrána (jako zastaralá) i pokud neovlivňuje samotný API kód. MŮŽE zahrnout i změnu PATCH verze. Číslo PATCH verze se musí vynulovat vždy, když se změní MINOR verze.</text:p>
      <text:p text:style-name="P11"/>
      <text:p text:style-name="P11">Číslo MAJOR (X) MUSÍ být zvýšené, když byly přidané změny, které způsobily zpětnou nekompatibilitu. MŮŽE zahrnout i změny v rámci MINOR a PATCH verze. Číslo MINOR i PATCH se MUSÍ vynulovat vždy, když se změní MAJOR verze.</text:p>
      <text:p text:style-name="P11"><text:soft-page-break/></text:p>
      <text:p text:style-name="P11">Předběžné verze (angl. pre-release) MOHOU být označeny přidáním pomlčky a sérií identifikátorů oddělených tečkou hned za číslo PATCH verze. Identifikátory MUSÍ obsahovat pouze ASCII alfanumerické znaky a pomlčku [0-9A-Za-z-], NESMÍ být prázdné a číselné identifikátory NESMÍ obsahovat úvodní nulu. Předběžné verze mají nižší prioritu jako související normální verze. Předběžná verze je nestabilní a nemusí splňovat požadavky a závislosti jako normální verze. Např.: 1.0.0-alpha, 1.0.0-alpha.1, 1.0.0-0.3.7, 1.0.0-x.7.z.92.</text:p>
      <text:p text:style-name="P11"/>
      <text:p text:style-name="P11">Metadata MOHOU být označené ve verzi přidáním znaku plus (+) a sérií identifikátorů oddělených tečkou hned za číslo PATCH a nebo pomocí předběžné verze. Identifikátory MUSÍ obsahovat pouze ASCII alfanumerické znaky a pomlčku [0-9A-Za-z-], NESMÍ být prázdné a číselné identifikátory NESMÍ obsahovat úvodní nulu. Metadata by NEMĚLA hrát roli při volbě priority verze. Např.: verze 1.0.0-alpha+001, 1.0.0+20130313144700, 1.0.0-beta+exp.sha.5114f85 mají všechny stejnou prioritu.</text:p>
      <text:p text:style-name="P11"/>
      <text:p text:style-name="P12">Priorita se vztahuje na to, jak se verze vzájemně porovnávají. Priorita MUSÍ být určována rozdělením verze na MAJOR, MINOR, PATCH a identifikátory předběžných verzí – přesně v tomto pořadí (s metadaty se nepočítá).</text:p>
      <text:p text:style-name="P12"/>
      <text:p text:style-name="P12"><text:s/>Priorita je daná prvním rozdílem při porovnání zleva doprava přičemž čísla MAJOR, MINOR a PATCH jsou vždy porovnávána jako čísla. Např.: 1.0.0 &lt; 2.0.0 &lt; 2.1.0 &lt; 2.1.1. Pokud jsou čísla MAJOR, MINOR a PATCH stejná, předběžná verze má menší prioritu, než normální.</text:p>
      <text:p text:style-name="P12"/>
      <text:p text:style-name="P12"><text:s/>Např.: 1.0.0-alpha &lt; 1.0.0.Priorita pro dvě předběžné verze, které se shodují v číslech MAJOR, MINOR a PATCH musí být počítána zleva doprava od tečky oddělených identifikátorů a to do doby, dokud se nenajde rozdíl a to následujícím způsobem: (1) Identifikátory obsahující pouze číslice, jsou porovnané číselně a identifikátory s písmeny nebo pomlčkami jsou porovnávané lexikálně, zařazené podle ASCII. (2) Číselné identifikátory mají vždy nižší prioritu jak nečíslené. (3) Jsou-li všechny předchozí identifikátory v předběžné verzi stejné, tak větší množství identifikátorů značí vyšší prioritu, než s menším počtem. Např.: 1.0.0-alpha &lt; 1.0.0-alpha.1 &lt; 1.0.0-alpha.beta &lt; 1.0.0-beta &lt; 1.0.0-beta.2 &lt; 1.0.0-beta.11 &lt; 1.0.0-rc.1 &lt; 1.0.0.</text:p>
      <text:p text:style-name="P12"/>
      <text:h text:style-name="Heading_20_2" text:outline-level="2"><text:bookmark-start text:name="__RefHeading___Toc588_4127000390"/>Proč používat Sémantické verzování?<text:bookmark-end text:name="__RefHeading___Toc588_4127000390"/></text:h>
      <text:p text:style-name="Standard">Sémantické verzování není revoluční myšlenka a když vydáváte software, tak už pravděpodobně děláte něco podobného. Problém je, že “něco podobného” nestačí. Bez dodržování daných formálních specifikací jsou čísla pro managment závislostí v podstatě na nic. Tím, že výše uvedeným myšlenkám dáváme přesnou a jasnou definici, je lehčí komunikovat záměry Vašeho softwaru jeho uživatelům. Jakmile jsou záměry jasné a flexibilní (ale ne příliš), specifikace závislostí může začít.</text:p>
      <text:h text:style-name="Heading_20_1" text:outline-level="1"><text:bookmark-start text:name="__RefHeading___Toc590_4127000390"/><text:soft-page-break/>Bibliografie<text:bookmark-end text:name="__RefHeading___Toc590_4127000390"/></text:h>
      <text:p text:style-name="P8"><text:span text:style-name="T8">Jakub Křížka, Tom Preston-Werner(22.03.2020). Sémantické verzování 2.0.0. Načteno z semver.org: </text:span><text:a xlink:type="simple" xlink:href="https://semver.org/lang/cs/" text:style-name="Internet_20_link" text:visited-style-name="Visited_20_Internet_20_Link"><text:span text:style-name="T7">https://semver.org/lang/cs/</text:span></text:a><text:span text:style-name="T7"> </text:span></text:p>
      <text:p text:style-name="P8"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" svg:font-family="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fo:font-size="13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8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indent="0cm" style:auto-text-indent="false" fo:padding="0cm" fo:border="none"/>
      <style:text-properties fo:language="cs" fo:country="CZ" loext:padding="0cm" loext:border="non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2T10:27:57.310000000</meta:creation-date>
    <dc:date>2020-03-22T10:48:00.964000000</dc:date>
    <meta:editing-duration>PT10M3S</meta:editing-duration>
    <meta:editing-cycles>1</meta:editing-cycles>
    <meta:generator>LibreOffice/6.3.1.2$Windows_X86_64 LibreOffice_project/b79626edf0065ac373bd1df5c28bd630b4424273</meta:generator>
    <meta:document-statistic meta:table-count="0" meta:image-count="0" meta:object-count="0" meta:page-count="5" meta:paragraph-count="32" meta:word-count="743" meta:character-count="5155" meta:non-whitespace-character-count="4430"/>
  </office:meta>
</office:document-meta>
</file>